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office:value-type="string">
            <text:p>Lp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Luksemburg</text:p>
          </table:table-cell>
          <table:table-cell office:value-type="float" office:value="4489">
            <text:p>4489</text:p>
          </table:table-cell>
          <table:table-cell office:value-type="float" office:value="4543">
            <text:p>4543</text:p>
          </table:table-cell>
          <table:table-cell table:formula="of:=[.C2]-[.D2]" office:value-type="float" office:value="-54">
            <text:p>-54</text:p>
          </table:table-cell>
          <table:table-cell table:formula="of:=[.E2]/[.D2]*100" office:value-type="float" office:value="-1.18864186660797">
            <text:p>-1,19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Liechtenstein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table:formula="of:=[.C3]-[.D3]" office:value-type="float" office:value="-1">
            <text:p>-1</text:p>
          </table:table-cell>
          <table:table-cell table:formula="of:=[.E3]/[.D3]*100" office:value-type="float" office:value="-0.367647058823529">
            <text:p>-0,3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Islandia</text:p>
          </table:table-cell>
          <table:table-cell office:value-type="float" office:value="2338">
            <text:p>2338</text:p>
          </table:table-cell>
          <table:table-cell office:value-type="float" office:value="2311">
            <text:p>2311</text:p>
          </table:table-cell>
          <table:table-cell table:formula="of:=[.C4]-[.D4]" office:value-type="float" office:value="27">
            <text:p>27</text:p>
          </table:table-cell>
          <table:table-cell table:formula="of:=[.E4]/[.D4]*100" office:value-type="float" office:value="1.16832540025963">
            <text:p>1,17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Szwecja</text:p>
          </table:table-cell>
          <table:table-cell office:value-type="float" office:value="91958">
            <text:p>91958</text:p>
          </table:table-cell>
          <table:table-cell office:value-type="float" office:value="89731">
            <text:p>89731</text:p>
          </table:table-cell>
          <table:table-cell table:formula="of:=[.C5]-[.D5]" office:value-type="float" office:value="2227">
            <text:p>2227</text:p>
          </table:table-cell>
          <table:table-cell table:formula="of:=[.E5]/[.D5]*100" office:value-type="float" office:value="2.48186245556162">
            <text:p>2,48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Dania</text:p>
          </table:table-cell>
          <table:table-cell office:value-type="float" office:value="57152">
            <text:p>57152</text:p>
          </table:table-cell>
          <table:table-cell office:value-type="float" office:value="55652">
            <text:p>55652</text:p>
          </table:table-cell>
          <table:table-cell table:formula="of:=[.C6]-[.D6]" office:value-type="float" office:value="1500">
            <text:p>1500</text:p>
          </table:table-cell>
          <table:table-cell table:formula="of:=[.E6]/[.D6]*100" office:value-type="float" office:value="2.69532092287788">
            <text:p>2,70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Belgia</text:p>
          </table:table-cell>
          <table:table-cell office:value-type="float" office:value="112291">
            <text:p>112291</text:p>
          </table:table-cell>
          <table:table-cell office:value-type="float" office:value="109142">
            <text:p>109142</text:p>
          </table:table-cell>
          <table:table-cell table:formula="of:=[.C7]-[.D7]" office:value-type="float" office:value="3149">
            <text:p>3149</text:p>
          </table:table-cell>
          <table:table-cell table:formula="of:=[.E7]/[.D7]*100" office:value-type="float" office:value="2.88523208297447">
            <text:p>2,89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Norwegia</text:p>
          </table:table-cell>
          <table:table-cell office:value-type="float" office:value="42002">
            <text:p>42002</text:p>
          </table:table-cell>
          <table:table-cell office:value-type="float" office:value="40761">
            <text:p>40761</text:p>
          </table:table-cell>
          <table:table-cell table:formula="of:=[.C8]-[.D8]" office:value-type="float" office:value="1241">
            <text:p>1241</text:p>
          </table:table-cell>
          <table:table-cell table:formula="of:=[.E8]/[.D8]*100" office:value-type="float" office:value="3.04457692402051">
            <text:p>3,04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Irlandia</text:p>
          </table:table-cell>
          <table:table-cell office:value-type="float" office:value="33055">
            <text:p>33055</text:p>
          </table:table-cell>
          <table:table-cell office:value-type="float" office:value="31742">
            <text:p>31742</text:p>
          </table:table-cell>
          <table:table-cell table:formula="of:=[.C9]-[.D9]" office:value-type="float" office:value="1313">
            <text:p>1313</text:p>
          </table:table-cell>
          <table:table-cell table:formula="of:=[.E9]/[.D9]*100" office:value-type="float" office:value="4.13647533236721">
            <text:p>4,14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Finlandia</text:p>
          </table:table-cell>
          <table:table-cell office:value-type="float" office:value="57659">
            <text:p>57659</text:p>
          </table:table-cell>
          <table:table-cell office:value-type="float" office:value="55130">
            <text:p>55130</text:p>
          </table:table-cell>
          <table:table-cell table:formula="of:=[.C10]-[.D10]" office:value-type="float" office:value="2529">
            <text:p>2529</text:p>
          </table:table-cell>
          <table:table-cell table:formula="of:=[.E10]/[.D10]*100" office:value-type="float" office:value="4.58733901686922">
            <text:p>4,59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Szwajcaria</text:p>
          </table:table-cell>
          <table:table-cell office:value-type="float" office:value="71192">
            <text:p>71192</text:p>
          </table:table-cell>
          <table:table-cell office:value-type="float" office:value="67871">
            <text:p>67871</text:p>
          </table:table-cell>
          <table:table-cell table:formula="of:=[.C11]-[.D11]" office:value-type="float" office:value="3321">
            <text:p>3321</text:p>
          </table:table-cell>
          <table:table-cell table:formula="of:=[.E11]/[.D11]*100" office:value-type="float" office:value="4.89310603939827">
            <text:p>4,89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Francja</text:p>
          </table:table-cell>
          <table:table-cell office:value-type="float" office:value="644201">
            <text:p>644201</text:p>
          </table:table-cell>
          <table:table-cell office:value-type="float" office:value="610784">
            <text:p>610784</text:p>
          </table:table-cell>
          <table:table-cell table:formula="of:=[.C12]-[.D12]" office:value-type="float" office:value="33417">
            <text:p>33417</text:p>
          </table:table-cell>
          <table:table-cell table:formula="of:=[.E12]/[.D12]*100" office:value-type="float" office:value="5.47116492900927">
            <text:p>5,47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Hiszpania</text:p>
          </table:table-cell>
          <table:table-cell office:value-type="float" office:value="450744">
            <text:p>450744</text:p>
          </table:table-cell>
          <table:table-cell office:value-type="float" office:value="424577">
            <text:p>424577</text:p>
          </table:table-cell>
          <table:table-cell table:formula="of:=[.C13]-[.D13]" office:value-type="float" office:value="26167">
            <text:p>26167</text:p>
          </table:table-cell>
          <table:table-cell table:formula="of:=[.E13]/[.D13]*100" office:value-type="float" office:value="6.16307524901255">
            <text:p>6,16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Niemcy</text:p>
          </table:table-cell>
          <table:table-cell office:value-type="float" office:value="1023687">
            <text:p>1023687</text:p>
          </table:table-cell>
          <table:table-cell office:value-type="float" office:value="961598">
            <text:p>961598</text:p>
          </table:table-cell>
          <table:table-cell table:formula="of:=[.C14]-[.D14]" office:value-type="float" office:value="62089">
            <text:p>62089</text:p>
          </table:table-cell>
          <table:table-cell table:formula="of:=[.E14]/[.D14]*100" office:value-type="float" office:value="6.45685619146463">
            <text:p>6,46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Malta</text:p>
          </table:table-cell>
          <table:table-cell office:value-type="float" office:value="4163">
            <text:p>4163</text:p>
          </table:table-cell>
          <table:table-cell office:value-type="float" office:value="3881">
            <text:p>3881</text:p>
          </table:table-cell>
          <table:table-cell table:formula="of:=[.C15]-[.D15]" office:value-type="float" office:value="282">
            <text:p>282</text:p>
          </table:table-cell>
          <table:table-cell table:formula="of:=[.E15]/[.D15]*100" office:value-type="float" office:value="7.26616851326978">
            <text:p>7,27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Wielka Brytania</text:p>
          </table:table-cell>
          <table:table-cell office:value-type="float" office:value="667479">
            <text:p>667479</text:p>
          </table:table-cell>
          <table:table-cell office:value-type="float" office:value="614639">
            <text:p>614639</text:p>
          </table:table-cell>
          <table:table-cell table:formula="of:=[.C16]-[.D16]" office:value-type="float" office:value="52840">
            <text:p>52840</text:p>
          </table:table-cell>
          <table:table-cell table:formula="of:=[.E16]/[.D16]*100" office:value-type="float" office:value="8.59691623863764">
            <text:p>8,60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Austria</text:p>
          </table:table-cell>
          <table:table-cell office:value-type="float" office:value="91962">
            <text:p>91962</text:p>
          </table:table-cell>
          <table:table-cell office:value-type="float" office:value="84447">
            <text:p>84447</text:p>
          </table:table-cell>
          <table:table-cell table:formula="of:=[.C17]-[.D17]" office:value-type="float" office:value="7515">
            <text:p>7515</text:p>
          </table:table-cell>
          <table:table-cell table:formula="of:=[.E17]/[.D17]*100" office:value-type="float" office:value="8.89907279121816">
            <text:p>8,90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Portugalia</text:p>
          </table:table-cell>
          <table:table-cell office:value-type="float" office:value="124841">
            <text:p>124841</text:p>
          </table:table-cell>
          <table:table-cell office:value-type="float" office:value="114387">
            <text:p>114387</text:p>
          </table:table-cell>
          <table:table-cell table:formula="of:=[.C18]-[.D18]" office:value-type="float" office:value="10454">
            <text:p>10454</text:p>
          </table:table-cell>
          <table:table-cell table:formula="of:=[.E18]/[.D18]*100" office:value-type="float" office:value="9.13915042793325">
            <text:p>9,14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Holandia</text:p>
          </table:table-cell>
          <table:table-cell office:value-type="float" office:value="170972">
            <text:p>170972</text:p>
          </table:table-cell>
          <table:table-cell office:value-type="float" office:value="155866">
            <text:p>155866</text:p>
          </table:table-cell>
          <table:table-cell table:formula="of:=[.C19]-[.D19]" office:value-type="float" office:value="15106">
            <text:p>15106</text:p>
          </table:table-cell>
          <table:table-cell table:formula="of:=[.E19]/[.D19]*100" office:value-type="float" office:value="9.6916582192396">
            <text:p>9,69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Słowenia</text:p>
          </table:table-cell>
          <table:table-cell office:value-type="float" office:value="23261">
            <text:p>23261</text:p>
          </table:table-cell>
          <table:table-cell office:value-type="float" office:value="21143">
            <text:p>21143</text:p>
          </table:table-cell>
          <table:table-cell table:formula="of:=[.C20]-[.D20]" office:value-type="float" office:value="2118">
            <text:p>2118</text:p>
          </table:table-cell>
          <table:table-cell table:formula="of:=[.E20]/[.D20]*100" office:value-type="float" office:value="10.0174998817576">
            <text:p>10,02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Włochy</text:p>
          </table:table-cell>
          <table:table-cell office:value-type="float" office:value="701346">
            <text:p>701346</text:p>
          </table:table-cell>
          <table:table-cell office:value-type="float" office:value="632514">
            <text:p>632514</text:p>
          </table:table-cell>
          <table:table-cell table:formula="of:=[.C21]-[.D21]" office:value-type="float" office:value="68832">
            <text:p>68832</text:p>
          </table:table-cell>
          <table:table-cell table:formula="of:=[.E21]/[.D21]*100" office:value-type="float" office:value="10.8822887714738">
            <text:p>10,88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Cypr</text:p>
          </table:table-cell>
          <table:table-cell office:value-type="float" office:value="7202">
            <text:p>7202</text:p>
          </table:table-cell>
          <table:table-cell office:value-type="float" office:value="6289">
            <text:p>6289</text:p>
          </table:table-cell>
          <table:table-cell table:formula="of:=[.C22]-[.D22]" office:value-type="float" office:value="913">
            <text:p>913</text:p>
          </table:table-cell>
          <table:table-cell table:formula="of:=[.E22]/[.D22]*100" office:value-type="float" office:value="14.5174113531563">
            <text:p>14,52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Grecja</text:p>
          </table:table-cell>
          <table:table-cell office:value-type="float" office:value="143923">
            <text:p>143923</text:p>
          </table:table-cell>
          <table:table-cell office:value-type="float" office:value="125560">
            <text:p>125560</text:p>
          </table:table-cell>
          <table:table-cell table:formula="of:=[.C23]-[.D23]" office:value-type="float" office:value="18363">
            <text:p>18363</text:p>
          </table:table-cell>
          <table:table-cell table:formula="of:=[.E23]/[.D23]*100" office:value-type="float" office:value="14.6248805352023">
            <text:p>14,62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Andora</text:p>
          </table:table-cell>
          <table:table-cell office:value-type="float" office:value="386">
            <text:p>386</text:p>
          </table:table-cell>
          <table:table-cell office:value-type="float" office:value="335">
            <text:p>335</text:p>
          </table:table-cell>
          <table:table-cell table:formula="of:=[.C24]-[.D24]" office:value-type="float" office:value="51">
            <text:p>51</text:p>
          </table:table-cell>
          <table:table-cell table:formula="of:=[.E24]/[.D24]*100" office:value-type="float" office:value="15.2238805970149">
            <text:p>15,22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Estonia</text:p>
          </table:table-cell>
          <table:table-cell office:value-type="float" office:value="18587">
            <text:p>18587</text:p>
          </table:table-cell>
          <table:table-cell office:value-type="float" office:value="15736">
            <text:p>15736</text:p>
          </table:table-cell>
          <table:table-cell table:formula="of:=[.C25]-[.D25]" office:value-type="float" office:value="2851">
            <text:p>2851</text:p>
          </table:table-cell>
          <table:table-cell table:formula="of:=[.E25]/[.D25]*100" office:value-type="float" office:value="18.1176919166243">
            <text:p>18,12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Węgry</text:p>
          </table:table-cell>
          <table:table-cell office:value-type="float" office:value="155621">
            <text:p>155621</text:p>
          </table:table-cell>
          <table:table-cell office:value-type="float" office:value="130136">
            <text:p>130136</text:p>
          </table:table-cell>
          <table:table-cell table:formula="of:=[.C26]-[.D26]" office:value-type="float" office:value="25485">
            <text:p>25485</text:p>
          </table:table-cell>
          <table:table-cell table:formula="of:=[.E26]/[.D26]*100" office:value-type="float" office:value="19.5833589475625">
            <text:p>19,58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Chorwacja</text:p>
          </table:table-cell>
          <table:table-cell office:value-type="float" office:value="62712">
            <text:p>62712</text:p>
          </table:table-cell>
          <table:table-cell office:value-type="float" office:value="51282">
            <text:p>51282</text:p>
          </table:table-cell>
          <table:table-cell table:formula="of:=[.C27]-[.D27]" office:value-type="float" office:value="11430">
            <text:p>11430</text:p>
          </table:table-cell>
          <table:table-cell table:formula="of:=[.E27]/[.D27]*100" office:value-type="float" office:value="22.2885222885223">
            <text:p>22,29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Polska</text:p>
          </table:table-cell>
          <table:table-cell office:value-type="float" office:value="519517">
            <text:p>519517</text:p>
          </table:table-cell>
          <table:table-cell office:value-type="float" office:value="424245">
            <text:p>424245</text:p>
          </table:table-cell>
          <table:table-cell table:formula="of:=[.C28]-[.D28]" office:value-type="float" office:value="95272">
            <text:p>95272</text:p>
          </table:table-cell>
          <table:table-cell table:formula="of:=[.E28]/[.D28]*100" office:value-type="float" office:value="22.4568350835013">
            <text:p>22,46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Czechy</text:p>
          </table:table-cell>
          <table:table-cell office:value-type="float" office:value="139891">
            <text:p>139891</text:p>
          </table:table-cell>
          <table:table-cell office:value-type="float" office:value="114149">
            <text:p>114149</text:p>
          </table:table-cell>
          <table:table-cell table:formula="of:=[.C29]-[.D29]" office:value-type="float" office:value="25742">
            <text:p>25742</text:p>
          </table:table-cell>
          <table:table-cell table:formula="of:=[.E29]/[.D29]*100" office:value-type="float" office:value="22.5512269051853">
            <text:p>22,55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Łotwa</text:p>
          </table:table-cell>
          <table:table-cell office:value-type="float" office:value="34600">
            <text:p>34600</text:p>
          </table:table-cell>
          <table:table-cell office:value-type="float" office:value="27960">
            <text:p>27960</text:p>
          </table:table-cell>
          <table:table-cell table:formula="of:=[.C30]-[.D30]" office:value-type="float" office:value="6640">
            <text:p>6640</text:p>
          </table:table-cell>
          <table:table-cell table:formula="of:=[.E30]/[.D30]*100" office:value-type="float" office:value="23.7482117310443">
            <text:p>23,75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Rumunia</text:p>
          </table:table-cell>
          <table:table-cell office:value-type="float" office:value="336063">
            <text:p>336063</text:p>
          </table:table-cell>
          <table:table-cell office:value-type="float" office:value="263736">
            <text:p>263736</text:p>
          </table:table-cell>
          <table:table-cell table:formula="of:=[.C31]-[.D31]" office:value-type="float" office:value="72327">
            <text:p>72327</text:p>
          </table:table-cell>
          <table:table-cell table:formula="of:=[.E31]/[.D31]*100" office:value-type="float" office:value="27.4240149240149">
            <text:p>27,42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Litwa</text:p>
          </table:table-cell>
          <table:table-cell office:value-type="float" office:value="47746">
            <text:p>47746</text:p>
          </table:table-cell>
          <table:table-cell office:value-type="float" office:value="36767">
            <text:p>36767</text:p>
          </table:table-cell>
          <table:table-cell table:formula="of:=[.C32]-[.D32]" office:value-type="float" office:value="10979">
            <text:p>10979</text:p>
          </table:table-cell>
          <table:table-cell table:formula="of:=[.E32]/[.D32]*100" office:value-type="float" office:value="29.8610166725596">
            <text:p>29,86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Gruzja</text:p>
          </table:table-cell>
          <table:table-cell office:value-type="float" office:value="59906">
            <text:p>59906</text:p>
          </table:table-cell>
          <table:table-cell office:value-type="float" office:value="44511">
            <text:p>44511</text:p>
          </table:table-cell>
          <table:table-cell table:formula="of:=[.C33]-[.D33]" office:value-type="float" office:value="15395">
            <text:p>15395</text:p>
          </table:table-cell>
          <table:table-cell table:formula="of:=[.E33]/[.D33]*100" office:value-type="float" office:value="34.5869560333401">
            <text:p>34,59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Serbia</text:p>
          </table:table-cell>
          <table:table-cell office:value-type="float" office:value="136622">
            <text:p>136622</text:p>
          </table:table-cell>
          <table:table-cell office:value-type="float" office:value="100822">
            <text:p>100822</text:p>
          </table:table-cell>
          <table:table-cell table:formula="of:=[.C34]-[.D34]" office:value-type="float" office:value="35800">
            <text:p>35800</text:p>
          </table:table-cell>
          <table:table-cell table:formula="of:=[.E34]/[.D34]*100" office:value-type="float" office:value="35.5081232270735">
            <text:p>35,51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Czarnogóra</text:p>
          </table:table-cell>
          <table:table-cell office:value-type="float" office:value="9152">
            <text:p>9152</text:p>
          </table:table-cell>
          <table:table-cell office:value-type="float" office:value="6712">
            <text:p>6712</text:p>
          </table:table-cell>
          <table:table-cell table:formula="of:=[.C35]-[.D35]" office:value-type="float" office:value="2440">
            <text:p>2440</text:p>
          </table:table-cell>
          <table:table-cell table:formula="of:=[.E35]/[.D35]*100" office:value-type="float" office:value="36.3528009535161">
            <text:p>36,35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Słowacja</text:p>
          </table:table-cell>
          <table:table-cell office:value-type="float" office:value="73461">
            <text:p>73461</text:p>
          </table:table-cell>
          <table:table-cell office:value-type="float" office:value="53827">
            <text:p>53827</text:p>
          </table:table-cell>
          <table:table-cell table:formula="of:=[.C36]-[.D36]" office:value-type="float" office:value="19634">
            <text:p>19634</text:p>
          </table:table-cell>
          <table:table-cell table:formula="of:=[.E36]/[.D36]*100" office:value-type="float" office:value="36.4761179333792">
            <text:p>36,48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Bułgaria</text:p>
          </table:table-cell>
          <table:table-cell office:value-type="float" office:value="148995">
            <text:p>148995</text:p>
          </table:table-cell>
          <table:table-cell office:value-type="float" office:value="107571">
            <text:p>107571</text:p>
          </table:table-cell>
          <table:table-cell table:formula="of:=[.C37]-[.D37]" office:value-type="float" office:value="41424">
            <text:p>41424</text:p>
          </table:table-cell>
          <table:table-cell table:formula="of:=[.E37]/[.D37]*100" office:value-type="float" office:value="38.5085199542628">
            <text:p>38,51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Albania</text:p>
          </table:table-cell>
          <table:table-cell office:value-type="float" office:value="30507">
            <text:p>30507</text:p>
          </table:table-cell>
          <table:table-cell office:value-type="float" office:value="21737">
            <text:p>21737</text:p>
          </table:table-cell>
          <table:table-cell table:formula="of:=[.C38]-[.D38]" office:value-type="float" office:value="8770">
            <text:p>8770</text:p>
          </table:table-cell>
          <table:table-cell table:formula="of:=[.E38]/[.D38]*100" office:value-type="float" office:value="40.3459539034825">
            <text:p>40,35</text:p>
          </table:table-cell>
        </table:table-row>
        <table:table-row table:style-name="ro1">
          <table:table-cell table:style-name="Default"/>
          <table:table-cell office:value-type="string">
            <text:p>Suma</text:p>
          </table:table-cell>
          <table:table-cell table:formula="of:=SUM([.C2:.C38])" office:value-type="float" office:value="6299954">
            <text:p>6299954</text:p>
          </table:table-cell>
          <table:table-cell table:formula="of:=SUM([.D2:.D38])" office:value-type="float" office:value="5612366">
            <text:p>5612366</text:p>
          </table:table-cell>
          <table:table-cell table:formula="of:=SUM([.E2:.E38])" office:value-type="float" office:value="687588">
            <text:p>687588</text:p>
          </table:table-cell>
          <table:table-cell table:formula="of:=[.E39]/[.D39]*100" office:value-type="float" office:value="12.2513036391426">
            <text:p>12,25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B2:Arkusz1.F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52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52:19.46</dc:date>
    <dc:creator>Andrzej Bystrzycki</dc:creator>
    <meta:editing-duration>PT3H41M7S</meta:editing-duration>
    <meta:editing-cycles>23</meta:editing-cycles>
    <meta:generator>OpenOffice.org/3.3$Win32 OpenOffice.org_project/330m20$Build-9567</meta:generator>
    <meta:document-statistic meta:table-count="3" meta:cell-count="233" meta:object-count="0"/>
  </office:meta>
</office:document-meta>
</file>